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15ac" officeooo:paragraph-rsid="001615ac"/>
    </style:style>
    <style:style style:name="P2" style:family="paragraph" style:parent-style-name="Standard">
      <style:text-properties officeooo:rsid="0016a25a" officeooo:paragraph-rsid="0016a25a"/>
    </style:style>
    <style:style style:name="P3" style:family="paragraph" style:parent-style-name="Standard">
      <style:text-properties fo:font-weight="bold" officeooo:rsid="001615ac" officeooo:paragraph-rsid="001615ac" style:font-weight-asian="bold" style:font-weight-complex="bold"/>
    </style:style>
    <style:style style:name="P4" style:family="paragraph" style:parent-style-name="Standard">
      <style:text-properties fo:font-weight="bold" officeooo:rsid="0016a25a" officeooo:paragraph-rsid="0016a25a" style:font-weight-asian="bold" style:font-weight-complex="bold"/>
    </style:style>
    <style:style style:name="P5" style:family="paragraph" style:parent-style-name="Standard">
      <style:text-properties fo:font-weight="bold" officeooo:rsid="0017dd7a" officeooo:paragraph-rsid="0017dd7a" style:font-weight-asian="bold" style:font-weight-complex="bold"/>
    </style:style>
    <style:style style:name="P6" style:family="paragraph" style:parent-style-name="Standard">
      <style:text-properties fo:font-weight="bold" officeooo:rsid="001d176c" officeooo:paragraph-rsid="001d176c" style:font-weight-asian="bold" style:font-weight-complex="bold"/>
    </style:style>
    <style:style style:name="P7" style:family="paragraph" style:parent-style-name="Standard">
      <style:text-properties fo:font-weight="bold" officeooo:rsid="001d176c" officeooo:paragraph-rsid="001fe702" style:font-weight-asian="bold" style:font-weight-complex="bold"/>
    </style:style>
    <style:style style:name="P8" style:family="paragraph" style:parent-style-name="Standard">
      <style:text-properties fo:font-weight="bold" officeooo:rsid="001d176c" officeooo:paragraph-rsid="0022f989" style:font-weight-asian="bold" style:font-weight-complex="bold"/>
    </style:style>
    <style:style style:name="P9" style:family="paragraph" style:parent-style-name="Standard">
      <style:text-properties fo:font-weight="bold" officeooo:rsid="001d176c" officeooo:paragraph-rsid="0028e00f" style:font-weight-asian="bold" style:font-weight-complex="bold"/>
    </style:style>
    <style:style style:name="P10" style:family="paragraph" style:parent-style-name="Standard">
      <style:text-properties fo:font-weight="bold" officeooo:rsid="001d176c" officeooo:paragraph-rsid="002934fd" style:font-weight-asian="bold" style:font-weight-complex="bold"/>
    </style:style>
    <style:style style:name="P11" style:family="paragraph" style:parent-style-name="Standard">
      <style:text-properties fo:font-weight="bold" officeooo:rsid="001d176c" officeooo:paragraph-rsid="0029e7ad" style:font-weight-asian="bold" style:font-weight-complex="bold"/>
    </style:style>
    <style:style style:name="P12" style:family="paragraph" style:parent-style-name="Standard">
      <style:text-properties fo:font-weight="bold" officeooo:rsid="001d176c" officeooo:paragraph-rsid="002ab9c0" style:font-weight-asian="bold" style:font-weight-complex="bold"/>
    </style:style>
    <style:style style:name="P13" style:family="paragraph" style:parent-style-name="Standard">
      <style:text-properties fo:font-weight="bold" officeooo:rsid="001d176c" officeooo:paragraph-rsid="00303263" style:font-weight-asian="bold" style:font-weight-complex="bold"/>
    </style:style>
    <style:style style:name="P14" style:family="paragraph" style:parent-style-name="Standard">
      <style:text-properties fo:font-weight="bold" officeooo:rsid="001d176c" officeooo:paragraph-rsid="0033bd8e" style:font-weight-asian="bold" style:font-weight-complex="bold"/>
    </style:style>
    <style:style style:name="P15" style:family="paragraph" style:parent-style-name="Standard">
      <style:text-properties fo:font-weight="bold" officeooo:rsid="001d176c" officeooo:paragraph-rsid="00383d1f" style:font-weight-asian="bold" style:font-weight-complex="bold"/>
    </style:style>
    <style:style style:name="P16" style:family="paragraph" style:parent-style-name="Standard">
      <style:text-properties fo:font-weight="bold" officeooo:rsid="001d176c" officeooo:paragraph-rsid="003a3c03" style:font-weight-asian="bold" style:font-weight-complex="bold"/>
    </style:style>
    <style:style style:name="P17" style:family="paragraph" style:parent-style-name="Standard">
      <style:text-properties fo:font-weight="bold" officeooo:rsid="001d176c" officeooo:paragraph-rsid="003dc6c5" style:font-weight-asian="bold" style:font-weight-complex="bold"/>
    </style:style>
    <style:style style:name="P18" style:family="paragraph" style:parent-style-name="Standard">
      <style:text-properties fo:font-weight="bold" officeooo:rsid="001d176c" officeooo:paragraph-rsid="0042cff1" style:font-weight-asian="bold" style:font-weight-complex="bold"/>
    </style:style>
    <style:style style:name="P19" style:family="paragraph" style:parent-style-name="Standard">
      <style:text-properties fo:font-weight="bold" officeooo:rsid="001d176c" officeooo:paragraph-rsid="00454238" style:font-weight-asian="bold" style:font-weight-complex="bold"/>
    </style:style>
    <style:style style:name="P20" style:family="paragraph" style:parent-style-name="Standard">
      <style:text-properties fo:font-weight="bold" officeooo:rsid="00199992" officeooo:paragraph-rsid="00199992" style:font-weight-asian="bold" style:font-weight-complex="bold"/>
    </style:style>
    <style:style style:name="P21" style:family="paragraph" style:parent-style-name="Standard">
      <style:text-properties fo:font-weight="bold" officeooo:rsid="00199992" officeooo:paragraph-rsid="001f7be6" style:font-weight-asian="bold" style:font-weight-complex="bold"/>
    </style:style>
    <style:style style:name="P22" style:family="paragraph" style:parent-style-name="Standard">
      <style:text-properties fo:font-weight="bold" officeooo:rsid="00199992" officeooo:paragraph-rsid="001fe702" style:font-weight-asian="bold" style:font-weight-complex="bold"/>
    </style:style>
    <style:style style:name="P23" style:family="paragraph" style:parent-style-name="Standard">
      <style:text-properties fo:font-weight="bold" officeooo:rsid="00199992" officeooo:paragraph-rsid="0022f989" style:font-weight-asian="bold" style:font-weight-complex="bold"/>
    </style:style>
    <style:style style:name="P24" style:family="paragraph" style:parent-style-name="Standard">
      <style:text-properties fo:font-weight="bold" officeooo:rsid="00199992" officeooo:paragraph-rsid="0028e00f" style:font-weight-asian="bold" style:font-weight-complex="bold"/>
    </style:style>
    <style:style style:name="P25" style:family="paragraph" style:parent-style-name="Standard">
      <style:text-properties fo:font-weight="bold" officeooo:rsid="00199992" officeooo:paragraph-rsid="0029e7ad" style:font-weight-asian="bold" style:font-weight-complex="bold"/>
    </style:style>
    <style:style style:name="P26" style:family="paragraph" style:parent-style-name="Standard">
      <style:text-properties fo:font-weight="bold" officeooo:rsid="00199992" officeooo:paragraph-rsid="002ab9c0" style:font-weight-asian="bold" style:font-weight-complex="bold"/>
    </style:style>
    <style:style style:name="P27" style:family="paragraph" style:parent-style-name="Standard">
      <style:text-properties fo:font-weight="bold" officeooo:rsid="00199992" officeooo:paragraph-rsid="00303263" style:font-weight-asian="bold" style:font-weight-complex="bold"/>
    </style:style>
    <style:style style:name="P28" style:family="paragraph" style:parent-style-name="Standard">
      <style:text-properties fo:font-weight="bold" officeooo:rsid="00199992" officeooo:paragraph-rsid="003a3c03" style:font-weight-asian="bold" style:font-weight-complex="bold"/>
    </style:style>
    <style:style style:name="P29" style:family="paragraph" style:parent-style-name="Standard">
      <style:text-properties fo:font-weight="bold" officeooo:rsid="00199992" officeooo:paragraph-rsid="003dc6c5" style:font-weight-asian="bold" style:font-weight-complex="bold"/>
    </style:style>
    <style:style style:name="P30" style:family="paragraph" style:parent-style-name="Standard">
      <style:text-properties fo:font-weight="bold" officeooo:rsid="00199992" officeooo:paragraph-rsid="0042cff1" style:font-weight-asian="bold" style:font-weight-complex="bold"/>
    </style:style>
    <style:style style:name="P31" style:family="paragraph" style:parent-style-name="Standard">
      <style:text-properties fo:font-weight="bold" officeooo:rsid="00199992" officeooo:paragraph-rsid="00454238" style:font-weight-asian="bold" style:font-weight-complex="bold"/>
    </style:style>
    <style:style style:name="P32" style:family="paragraph" style:parent-style-name="Standard">
      <style:text-properties fo:font-weight="bold" officeooo:rsid="002934fd" officeooo:paragraph-rsid="002934fd" style:font-weight-asian="bold" style:font-weight-complex="bold"/>
    </style:style>
    <style:style style:name="P33" style:family="paragraph" style:parent-style-name="Standard">
      <style:text-properties fo:font-weight="bold" officeooo:rsid="002934fd" officeooo:paragraph-rsid="0029e7ad" style:font-weight-asian="bold" style:font-weight-complex="bold"/>
    </style:style>
    <style:style style:name="P34" style:family="paragraph" style:parent-style-name="Standard">
      <style:text-properties fo:font-weight="bold" officeooo:rsid="002934fd" officeooo:paragraph-rsid="002ab9c0" style:font-weight-asian="bold" style:font-weight-complex="bold"/>
    </style:style>
    <style:style style:name="P35" style:family="paragraph" style:parent-style-name="Standard">
      <style:text-properties fo:font-weight="bold" officeooo:rsid="002934fd" officeooo:paragraph-rsid="00303263" style:font-weight-asian="bold" style:font-weight-complex="bold"/>
    </style:style>
    <style:style style:name="P36" style:family="paragraph" style:parent-style-name="Standard">
      <style:text-properties fo:font-weight="bold" officeooo:rsid="002934fd" officeooo:paragraph-rsid="0033bd8e" style:font-weight-asian="bold" style:font-weight-complex="bold"/>
    </style:style>
    <style:style style:name="P37" style:family="paragraph" style:parent-style-name="Standard">
      <style:text-properties fo:font-weight="bold" officeooo:rsid="002934fd" officeooo:paragraph-rsid="00383d1f" style:font-weight-asian="bold" style:font-weight-complex="bold"/>
    </style:style>
    <style:style style:name="P38" style:family="paragraph" style:parent-style-name="Standard">
      <style:text-properties fo:font-weight="bold" officeooo:rsid="002934fd" officeooo:paragraph-rsid="003a3c03" style:font-weight-asian="bold" style:font-weight-complex="bold"/>
    </style:style>
    <style:style style:name="P39" style:family="paragraph" style:parent-style-name="Standard">
      <style:text-properties fo:font-weight="bold" officeooo:rsid="002934fd" officeooo:paragraph-rsid="003dc6c5" style:font-weight-asian="bold" style:font-weight-complex="bold"/>
    </style:style>
    <style:style style:name="P40" style:family="paragraph" style:parent-style-name="Standard">
      <style:text-properties fo:font-weight="bold" officeooo:rsid="002934fd" officeooo:paragraph-rsid="0042cff1" style:font-weight-asian="bold" style:font-weight-complex="bold"/>
    </style:style>
    <style:style style:name="P41" style:family="paragraph" style:parent-style-name="Standard">
      <style:text-properties fo:font-weight="bold" officeooo:rsid="002934fd" officeooo:paragraph-rsid="00454238" style:font-weight-asian="bold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weight="bold" officeooo:rsid="002934fd" officeooo:paragraph-rsid="003a3c03" style:font-weight-asian="bold" style:font-weight-complex="bold"/>
    </style:style>
    <style:style style:name="P43" style:family="paragraph" style:parent-style-name="Standard">
      <style:text-properties fo:font-weight="bold" officeooo:rsid="00361d44" officeooo:paragraph-rsid="00361d44" style:font-weight-asian="bold" style:font-weight-complex="bold"/>
    </style:style>
    <style:style style:name="P44" style:family="paragraph" style:parent-style-name="Standard">
      <style:text-properties fo:font-weight="bold" officeooo:rsid="00361d44" officeooo:paragraph-rsid="003dc6c5" style:font-weight-asian="bold" style:font-weight-complex="bold"/>
    </style:style>
    <style:style style:name="P45" style:family="paragraph" style:parent-style-name="Standard">
      <style:text-properties fo:font-weight="normal" officeooo:rsid="0016a25a" officeooo:paragraph-rsid="0016a25a" style:font-weight-asian="normal" style:font-weight-complex="normal"/>
    </style:style>
    <style:style style:name="P46" style:family="paragraph" style:parent-style-name="Standard">
      <style:text-properties fo:font-weight="normal" officeooo:rsid="0016a25a" officeooo:paragraph-rsid="0022f989" style:font-weight-asian="normal" style:font-weight-complex="normal"/>
    </style:style>
    <style:style style:name="P47" style:family="paragraph" style:parent-style-name="Standard">
      <style:text-properties fo:font-weight="normal" officeooo:rsid="0017dd7a" officeooo:paragraph-rsid="0017dd7a" style:font-weight-asian="normal" style:font-weight-complex="normal"/>
    </style:style>
    <style:style style:name="P48" style:family="paragraph" style:parent-style-name="Standard">
      <style:text-properties fo:font-weight="normal" officeooo:rsid="00199992" officeooo:paragraph-rsid="00199992" style:font-weight-asian="normal" style:font-weight-complex="normal"/>
    </style:style>
    <style:style style:name="P49" style:family="paragraph" style:parent-style-name="Standard">
      <style:text-properties fo:font-weight="normal" officeooo:rsid="001c7852" officeooo:paragraph-rsid="0028e00f" style:font-weight-asian="normal" style:font-weight-complex="normal"/>
    </style:style>
    <style:style style:name="P50" style:family="paragraph" style:parent-style-name="Standard">
      <style:text-properties fo:font-weight="normal" officeooo:rsid="001d176c" officeooo:paragraph-rsid="001d176c" style:font-weight-asian="normal" style:font-weight-complex="normal"/>
    </style:style>
    <style:style style:name="P51" style:family="paragraph" style:parent-style-name="Standard">
      <style:text-properties fo:font-weight="normal" officeooo:rsid="001d176c" officeooo:paragraph-rsid="001fe702" style:font-weight-asian="normal" style:font-weight-complex="normal"/>
    </style:style>
    <style:style style:name="P52" style:family="paragraph" style:parent-style-name="Standard">
      <style:text-properties fo:font-weight="normal" officeooo:rsid="001d176c" officeooo:paragraph-rsid="00217394" style:font-weight-asian="normal" style:font-weight-complex="normal"/>
    </style:style>
    <style:style style:name="P53" style:family="paragraph" style:parent-style-name="Standard">
      <style:text-properties fo:font-weight="normal" officeooo:rsid="001d176c" officeooo:paragraph-rsid="0022f989" style:font-weight-asian="normal" style:font-weight-complex="normal"/>
    </style:style>
    <style:style style:name="P54" style:family="paragraph" style:parent-style-name="Standard">
      <style:text-properties fo:font-weight="normal" officeooo:rsid="001d176c" officeooo:paragraph-rsid="0028e00f" style:font-weight-asian="normal" style:font-weight-complex="normal"/>
    </style:style>
    <style:style style:name="P55" style:family="paragraph" style:parent-style-name="Standard">
      <style:text-properties fo:font-weight="normal" officeooo:rsid="001d176c" officeooo:paragraph-rsid="002934fd" style:font-weight-asian="normal" style:font-weight-complex="normal"/>
    </style:style>
    <style:style style:name="P56" style:family="paragraph" style:parent-style-name="Standard">
      <style:text-properties fo:font-weight="normal" officeooo:rsid="001d176c" officeooo:paragraph-rsid="0029e7ad" style:font-weight-asian="normal" style:font-weight-complex="normal"/>
    </style:style>
    <style:style style:name="P57" style:family="paragraph" style:parent-style-name="Standard">
      <style:text-properties fo:font-weight="normal" officeooo:rsid="001d176c" officeooo:paragraph-rsid="002ab9c0" style:font-weight-asian="normal" style:font-weight-complex="normal"/>
    </style:style>
    <style:style style:name="P58" style:family="paragraph" style:parent-style-name="Standard">
      <style:text-properties fo:font-weight="normal" officeooo:rsid="001d176c" officeooo:paragraph-rsid="00303263" style:font-weight-asian="normal" style:font-weight-complex="normal"/>
    </style:style>
    <style:style style:name="P59" style:family="paragraph" style:parent-style-name="Standard">
      <style:text-properties fo:font-weight="normal" officeooo:rsid="001d176c" officeooo:paragraph-rsid="0033bd8e" style:font-weight-asian="normal" style:font-weight-complex="normal"/>
    </style:style>
    <style:style style:name="P60" style:family="paragraph" style:parent-style-name="Standard">
      <style:text-properties fo:font-weight="normal" officeooo:rsid="001d176c" officeooo:paragraph-rsid="00383d1f" style:font-weight-asian="normal" style:font-weight-complex="normal"/>
    </style:style>
    <style:style style:name="P61" style:family="paragraph" style:parent-style-name="Standard">
      <style:text-properties fo:font-weight="normal" officeooo:rsid="001d176c" officeooo:paragraph-rsid="003a3c03" style:font-weight-asian="normal" style:font-weight-complex="normal"/>
    </style:style>
    <style:style style:name="P62" style:family="paragraph" style:parent-style-name="Standard">
      <style:text-properties fo:font-weight="normal" officeooo:rsid="001d176c" officeooo:paragraph-rsid="003dc6c5" style:font-weight-asian="normal" style:font-weight-complex="normal"/>
    </style:style>
    <style:style style:name="P63" style:family="paragraph" style:parent-style-name="Standard">
      <style:text-properties fo:font-weight="normal" officeooo:rsid="001d176c" officeooo:paragraph-rsid="0042cff1" style:font-weight-asian="normal" style:font-weight-complex="normal"/>
    </style:style>
    <style:style style:name="P64" style:family="paragraph" style:parent-style-name="Standard">
      <style:text-properties fo:font-weight="normal" officeooo:rsid="001d176c" officeooo:paragraph-rsid="00454238" style:font-weight-asian="normal" style:font-weight-complex="normal"/>
    </style:style>
    <style:style style:name="P65" style:family="paragraph" style:parent-style-name="Standard">
      <style:text-properties fo:font-weight="normal" officeooo:rsid="001e9c98" officeooo:paragraph-rsid="001e9c98" style:font-weight-asian="normal" style:font-weight-complex="normal"/>
    </style:style>
    <style:style style:name="P66" style:family="paragraph" style:parent-style-name="Standard">
      <style:text-properties fo:font-weight="normal" officeooo:rsid="00217394" officeooo:paragraph-rsid="00217394" style:font-weight-asian="normal" style:font-weight-complex="normal"/>
    </style:style>
    <style:style style:name="P67" style:family="paragraph" style:parent-style-name="Standard">
      <style:text-properties fo:font-weight="normal" officeooo:rsid="00217394" officeooo:paragraph-rsid="0022f989" style:font-weight-asian="normal" style:font-weight-complex="normal"/>
    </style:style>
    <style:style style:name="P68" style:family="paragraph" style:parent-style-name="Standard">
      <style:text-properties fo:font-weight="normal" officeooo:rsid="00217394" officeooo:paragraph-rsid="0030c9cc" style:font-weight-asian="normal" style:font-weight-complex="normal"/>
    </style:style>
    <style:style style:name="P69" style:family="paragraph" style:parent-style-name="Standard">
      <style:text-properties fo:font-weight="normal" officeooo:rsid="00217394" officeooo:paragraph-rsid="0031ca44" style:font-weight-asian="normal" style:font-weight-complex="normal"/>
    </style:style>
    <style:style style:name="P70" style:family="paragraph" style:parent-style-name="Standard">
      <style:text-properties fo:font-weight="normal" officeooo:rsid="002777d6" officeooo:paragraph-rsid="002777d6" style:font-weight-asian="normal" style:font-weight-complex="normal"/>
    </style:style>
    <style:style style:name="P71" style:family="paragraph" style:parent-style-name="Standard">
      <style:text-properties fo:font-weight="normal" officeooo:rsid="002b2d4f" officeooo:paragraph-rsid="00303263" style:font-weight-asian="normal" style:font-weight-complex="normal"/>
    </style:style>
    <style:style style:name="P72" style:family="paragraph" style:parent-style-name="Standard">
      <style:text-properties fo:font-weight="normal" officeooo:rsid="002b2d4f" officeooo:paragraph-rsid="0033bd8e" style:font-weight-asian="normal" style:font-weight-complex="normal"/>
    </style:style>
    <style:style style:name="P73" style:family="paragraph" style:parent-style-name="Standard">
      <style:text-properties fo:font-weight="normal" officeooo:rsid="002b2d4f" officeooo:paragraph-rsid="003b78a5" style:font-weight-asian="normal" style:font-weight-complex="normal"/>
    </style:style>
    <style:style style:name="P74" style:family="paragraph" style:parent-style-name="Standard">
      <style:text-properties fo:font-weight="normal" officeooo:rsid="002b2d4f" officeooo:paragraph-rsid="003dc6c5" style:font-weight-asian="normal" style:font-weight-complex="normal"/>
    </style:style>
    <style:style style:name="P75" style:family="paragraph" style:parent-style-name="Standard">
      <style:text-properties fo:font-weight="normal" officeooo:rsid="002b2d4f" officeooo:paragraph-rsid="0042cff1" style:font-weight-asian="normal" style:font-weight-complex="normal"/>
    </style:style>
    <style:style style:name="P76" style:family="paragraph" style:parent-style-name="Standard">
      <style:text-properties fo:font-weight="normal" officeooo:rsid="002b2d4f" officeooo:paragraph-rsid="00454238" style:font-weight-asian="normal" style:font-weight-complex="normal"/>
    </style:style>
    <style:style style:name="P77" style:family="paragraph" style:parent-style-name="Standard">
      <style:text-properties fo:font-weight="normal" officeooo:rsid="00303263" officeooo:paragraph-rsid="00303263" style:font-weight-asian="normal" style:font-weight-complex="normal"/>
    </style:style>
    <style:style style:name="P78" style:family="paragraph" style:parent-style-name="Standard">
      <style:text-properties fo:font-weight="normal" officeooo:rsid="00303263" officeooo:paragraph-rsid="0033bd8e" style:font-weight-asian="normal" style:font-weight-complex="normal"/>
    </style:style>
    <style:style style:name="P79" style:family="paragraph" style:parent-style-name="Standard">
      <style:text-properties fo:font-weight="normal" officeooo:rsid="00303263" officeooo:paragraph-rsid="00383d1f" style:font-weight-asian="normal" style:font-weight-complex="normal"/>
    </style:style>
    <style:style style:name="P80" style:family="paragraph" style:parent-style-name="Standard">
      <style:text-properties fo:font-weight="normal" officeooo:rsid="00383d1f" officeooo:paragraph-rsid="00383d1f" style:font-weight-asian="normal" style:font-weight-complex="normal"/>
    </style:style>
    <style:style style:name="P81" style:family="paragraph" style:parent-style-name="Standard">
      <style:text-properties fo:font-weight="normal" officeooo:rsid="002934fd" officeooo:paragraph-rsid="003b986b" style:font-weight-asian="normal" style:font-weight-complex="normal"/>
    </style:style>
    <style:style style:name="P82" style:family="paragraph" style:parent-style-name="Standard">
      <style:text-properties fo:font-weight="normal" officeooo:rsid="0042cff1" officeooo:paragraph-rsid="0042cff1" style:font-weight-asian="normal" style:font-weight-complex="normal"/>
    </style:style>
    <style:style style:name="P83" style:family="paragraph" style:parent-style-name="Standard">
      <style:text-properties officeooo:paragraph-rsid="001fe702"/>
    </style:style>
    <style:style style:name="P84" style:family="paragraph" style:parent-style-name="Standard">
      <style:text-properties officeooo:paragraph-rsid="0022f989"/>
    </style:style>
    <style:style style:name="P85" style:family="paragraph" style:parent-style-name="Standard">
      <style:text-properties officeooo:paragraph-rsid="002777d6"/>
    </style:style>
    <style:style style:name="P86" style:family="paragraph" style:parent-style-name="Standard">
      <style:text-properties officeooo:paragraph-rsid="0028e00f"/>
    </style:style>
    <style:style style:name="P87" style:family="paragraph" style:parent-style-name="Standard">
      <style:text-properties officeooo:rsid="002934fd" officeooo:paragraph-rsid="002934fd"/>
    </style:style>
    <style:style style:name="P88" style:family="paragraph" style:parent-style-name="Standard">
      <style:text-properties officeooo:paragraph-rsid="002934fd"/>
    </style:style>
    <style:style style:name="P89" style:family="paragraph" style:parent-style-name="Standard">
      <style:text-properties officeooo:paragraph-rsid="0029e7ad"/>
    </style:style>
    <style:style style:name="P90" style:family="paragraph" style:parent-style-name="Standard">
      <style:text-properties officeooo:rsid="0029e7ad" officeooo:paragraph-rsid="0029e7ad"/>
    </style:style>
    <style:style style:name="P91" style:family="paragraph" style:parent-style-name="Standard">
      <style:text-properties officeooo:rsid="0029e7ad" officeooo:paragraph-rsid="002ab9c0"/>
    </style:style>
    <style:style style:name="P92" style:family="paragraph" style:parent-style-name="Standard">
      <style:text-properties officeooo:paragraph-rsid="002ab9c0"/>
    </style:style>
    <style:style style:name="P93" style:family="paragraph" style:parent-style-name="Standard">
      <style:text-properties officeooo:paragraph-rsid="002b2d4f"/>
    </style:style>
    <style:style style:name="P94" style:family="paragraph" style:parent-style-name="Standard">
      <style:text-properties officeooo:paragraph-rsid="00303263"/>
    </style:style>
    <style:style style:name="P95" style:family="paragraph" style:parent-style-name="Standard">
      <style:text-properties officeooo:rsid="0030c9a4" officeooo:paragraph-rsid="0030c9a4"/>
    </style:style>
    <style:style style:name="P96" style:family="paragraph" style:parent-style-name="Standard">
      <style:text-properties officeooo:paragraph-rsid="0030c9cc"/>
    </style:style>
    <style:style style:name="P97" style:family="paragraph" style:parent-style-name="Standard">
      <style:text-properties officeooo:paragraph-rsid="00322854"/>
    </style:style>
    <style:style style:name="P98" style:family="paragraph" style:parent-style-name="Standard">
      <style:text-properties officeooo:paragraph-rsid="0033bd8e"/>
    </style:style>
    <style:style style:name="P99" style:family="paragraph" style:parent-style-name="Standard">
      <style:text-properties officeooo:paragraph-rsid="0030c9a4"/>
    </style:style>
    <style:style style:name="P100" style:family="paragraph" style:parent-style-name="Standard">
      <style:text-properties officeooo:paragraph-rsid="00383d1f"/>
    </style:style>
    <style:style style:name="P101" style:family="paragraph" style:parent-style-name="Standard">
      <style:text-properties officeooo:rsid="00383d1f" officeooo:paragraph-rsid="00383d1f"/>
    </style:style>
    <style:style style:name="P102" style:family="paragraph" style:parent-style-name="Standard">
      <style:text-properties officeooo:paragraph-rsid="003a3c03"/>
    </style:style>
    <style:style style:name="P103" style:family="paragraph" style:parent-style-name="Standard">
      <style:text-properties officeooo:paragraph-rsid="003dc6c5"/>
    </style:style>
    <style:style style:name="P104" style:family="paragraph" style:parent-style-name="Standard">
      <style:text-properties officeooo:paragraph-rsid="0042cff1"/>
    </style:style>
    <style:style style:name="P105" style:family="paragraph" style:parent-style-name="Standard">
      <style:text-properties officeooo:paragraph-rsid="00454238"/>
    </style:style>
    <style:style style:name="P106" style:family="paragraph" style:parent-style-name="Standard">
      <style:text-properties style:text-position="0% 100%" fo:font-weight="bold" officeooo:rsid="001615ac" officeooo:paragraph-rsid="001615ac" style:font-weight-asian="bold" style:font-weight-complex="bold"/>
    </style:style>
    <style:style style:name="P107" style:family="paragraph" style:parent-style-name="Standard">
      <style:paragraph-properties fo:text-align="center" style:justify-single-word="false"/>
      <style:text-properties style:text-position="0% 100%" fo:font-size="22pt" fo:font-weight="bold" officeooo:rsid="0045bf31" officeooo:paragraph-rsid="0045bf31" style:font-size-asian="22pt" style:font-weight-asian="bold" style:font-size-complex="22pt" style:font-weight-complex="bold"/>
    </style:style>
    <style:style style:name="P108" style:family="paragraph" style:parent-style-name="Standard">
      <style:text-properties fo:color="#ff4000" fo:font-weight="bold" officeooo:rsid="00199992" officeooo:paragraph-rsid="002934fd" style:font-weight-asian="bold" style:font-weight-complex="bold"/>
    </style:style>
    <style:style style:name="P109" style:family="paragraph" style:parent-style-name="Standard">
      <style:text-properties fo:color="#ff4000" fo:font-weight="bold" officeooo:rsid="002934fd" officeooo:paragraph-rsid="002934fd" style:font-weight-asian="bold" style:font-weight-complex="bold"/>
    </style:style>
    <style:style style:name="P110" style:family="paragraph" style:parent-style-name="Standard">
      <style:text-properties fo:color="#ff4000" fo:font-weight="bold" officeooo:rsid="002934fd" officeooo:paragraph-rsid="002ab9c0" style:font-weight-asian="bold" style:font-weight-complex="bold"/>
    </style:style>
    <style:style style:name="P111" style:family="paragraph" style:parent-style-name="Standard">
      <style:text-properties fo:color="#ff4000" fo:font-weight="bold" officeooo:rsid="002934fd" officeooo:paragraph-rsid="00383d1f" style:font-weight-asian="bold" style:font-weight-complex="bold"/>
    </style:style>
    <style:style style:name="P112" style:family="paragraph" style:parent-style-name="Standard">
      <style:text-properties fo:color="#ff4000" fo:font-weight="normal" officeooo:rsid="0016a25a" officeooo:paragraph-rsid="0016a25a" style:font-weight-asian="normal" style:font-weight-complex="normal"/>
    </style:style>
    <style:style style:name="P113" style:family="paragraph" style:parent-style-name="Standard">
      <style:text-properties fo:font-weight="bold" officeooo:rsid="0016a25a" officeooo:paragraph-rsid="001615ac" style:font-weight-asian="bold" style:font-weight-complex="bold"/>
    </style:style>
    <style:style style:name="P114" style:family="paragraph" style:parent-style-name="Standard">
      <style:text-properties fo:font-weight="bold" officeooo:rsid="0016a25a" officeooo:paragraph-rsid="0016a25a" style:font-weight-asian="bold" style:font-weight-complex="bold"/>
    </style:style>
    <style:style style:name="P115" style:family="paragraph" style:parent-style-name="Standard">
      <style:text-properties fo:font-weight="bold" officeooo:rsid="0017dd7a" officeooo:paragraph-rsid="0017dd7a" style:font-weight-asian="bold" style:font-weight-complex="bold"/>
    </style:style>
    <style:style style:name="P116" style:family="paragraph" style:parent-style-name="Standard">
      <style:text-properties fo:font-weight="bold" officeooo:rsid="001c7852" officeooo:paragraph-rsid="001c7852" style:font-weight-asian="bold" style:font-weight-complex="bold"/>
    </style:style>
    <style:style style:name="P117" style:family="paragraph" style:parent-style-name="Standard">
      <style:text-properties fo:font-weight="bold" officeooo:rsid="001c7852" officeooo:paragraph-rsid="001fe702" style:font-weight-asian="bold" style:font-weight-complex="bold"/>
    </style:style>
    <style:style style:name="P118" style:family="paragraph" style:parent-style-name="Standard">
      <style:text-properties fo:font-weight="bold" officeooo:rsid="001c7852" officeooo:paragraph-rsid="0022f989" style:font-weight-asian="bold" style:font-weight-complex="bold"/>
    </style:style>
    <style:style style:name="P119" style:family="paragraph" style:parent-style-name="Standard">
      <style:text-properties fo:font-weight="bold" officeooo:rsid="001c7852" officeooo:paragraph-rsid="0028e00f" style:font-weight-asian="bold" style:font-weight-complex="bold"/>
    </style:style>
    <style:style style:name="P120" style:family="paragraph" style:parent-style-name="Standard">
      <style:text-properties fo:font-weight="bold" officeooo:rsid="001c7852" officeooo:paragraph-rsid="002934fd" style:font-weight-asian="bold" style:font-weight-complex="bold"/>
    </style:style>
    <style:style style:name="P121" style:family="paragraph" style:parent-style-name="Standard">
      <style:text-properties fo:font-weight="bold" officeooo:rsid="001c7852" officeooo:paragraph-rsid="0029e7ad" style:font-weight-asian="bold" style:font-weight-complex="bold"/>
    </style:style>
    <style:style style:name="P122" style:family="paragraph" style:parent-style-name="Standard">
      <style:text-properties fo:font-weight="bold" officeooo:rsid="001c7852" officeooo:paragraph-rsid="002ab9c0" style:font-weight-asian="bold" style:font-weight-complex="bold"/>
    </style:style>
    <style:style style:name="P123" style:family="paragraph" style:parent-style-name="Standard">
      <style:text-properties fo:font-weight="bold" officeooo:rsid="001c7852" officeooo:paragraph-rsid="00303263" style:font-weight-asian="bold" style:font-weight-complex="bold"/>
    </style:style>
    <style:style style:name="P124" style:family="paragraph" style:parent-style-name="Standard">
      <style:text-properties fo:font-weight="bold" officeooo:rsid="001c7852" officeooo:paragraph-rsid="0033bd8e" style:font-weight-asian="bold" style:font-weight-complex="bold"/>
    </style:style>
    <style:style style:name="P125" style:family="paragraph" style:parent-style-name="Standard">
      <style:text-properties fo:font-weight="bold" officeooo:rsid="001c7852" officeooo:paragraph-rsid="00383d1f" style:font-weight-asian="bold" style:font-weight-complex="bold"/>
    </style:style>
    <style:style style:name="P126" style:family="paragraph" style:parent-style-name="Standard">
      <style:text-properties fo:font-weight="bold" officeooo:rsid="001c7852" officeooo:paragraph-rsid="003a3c03" style:font-weight-asian="bold" style:font-weight-complex="bold"/>
    </style:style>
    <style:style style:name="P127" style:family="paragraph" style:parent-style-name="Standard">
      <style:text-properties fo:font-weight="bold" officeooo:rsid="001c7852" officeooo:paragraph-rsid="003dc6c5" style:font-weight-asian="bold" style:font-weight-complex="bold"/>
    </style:style>
    <style:style style:name="P128" style:family="paragraph" style:parent-style-name="Standard">
      <style:text-properties fo:font-weight="bold" officeooo:rsid="001c7852" officeooo:paragraph-rsid="0042cff1" style:font-weight-asian="bold" style:font-weight-complex="bold"/>
    </style:style>
    <style:style style:name="P129" style:family="paragraph" style:parent-style-name="Standard">
      <style:text-properties fo:font-weight="bold" officeooo:rsid="001c7852" officeooo:paragraph-rsid="00454238" style:font-weight-asian="bold" style:font-weight-complex="bold"/>
    </style:style>
    <style:style style:name="P130" style:family="paragraph" style:parent-style-name="Standard">
      <style:text-properties fo:font-weight="bold" officeooo:rsid="001fc97b" officeooo:paragraph-rsid="001fc97b" style:font-weight-asian="bold" style:font-weight-complex="bold"/>
    </style:style>
    <style:style style:name="P131" style:family="paragraph" style:parent-style-name="Standard">
      <style:text-properties fo:font-weight="bold" officeooo:rsid="001fc97b" officeooo:paragraph-rsid="001fe702" style:font-weight-asian="bold" style:font-weight-complex="bold"/>
    </style:style>
    <style:style style:name="P132" style:family="paragraph" style:parent-style-name="Standard">
      <style:text-properties fo:font-weight="bold" officeooo:rsid="001fc97b" officeooo:paragraph-rsid="0022f989" style:font-weight-asian="bold" style:font-weight-complex="bold"/>
    </style:style>
    <style:style style:name="P133" style:family="paragraph" style:parent-style-name="Standard">
      <style:text-properties fo:font-weight="bold" officeooo:rsid="00361d44" officeooo:paragraph-rsid="00361d44" style:font-weight-asian="bold" style:font-weight-complex="bold"/>
    </style:style>
    <style:style style:name="P134" style:family="paragraph" style:parent-style-name="Standard">
      <style:text-properties fo:color="#ff4000" fo:font-weight="bold" officeooo:rsid="0017dd7a" officeooo:paragraph-rsid="0017dd7a" style:font-weight-asian="bold" style:font-weight-complex="bold"/>
    </style:style>
    <style:style style:name="P135" style:family="paragraph" style:parent-style-name="Standard">
      <style:text-properties fo:font-weight="normal" officeooo:rsid="001e9c98" officeooo:paragraph-rsid="001e9c98" style:font-weight-asian="normal" style:font-weight-complex="normal"/>
    </style:style>
    <style:style style:name="P136" style:family="paragraph" style:parent-style-name="Standard">
      <style:text-properties fo:font-weight="normal" officeooo:rsid="001e9c98" officeooo:paragraph-rsid="001f7be6" style:font-weight-asian="normal" style:font-weight-complex="normal"/>
    </style:style>
    <style:style style:name="P137" style:family="paragraph" style:parent-style-name="Standard">
      <style:text-properties fo:font-weight="normal" officeooo:rsid="001e9c98" officeooo:paragraph-rsid="001fe702" style:font-weight-asian="normal" style:font-weight-complex="normal"/>
    </style:style>
    <style:style style:name="P138" style:family="paragraph" style:parent-style-name="Standard">
      <style:text-properties fo:font-weight="normal" officeooo:rsid="001e9c98" officeooo:paragraph-rsid="0022f989" style:font-weight-asian="normal" style:font-weight-complex="normal"/>
    </style:style>
    <style:style style:name="P139" style:family="paragraph" style:parent-style-name="Standard">
      <style:text-properties fo:font-weight="normal" officeooo:rsid="001e9c98" officeooo:paragraph-rsid="00303263" style:font-weight-asian="normal" style:font-weight-complex="normal"/>
    </style:style>
    <style:style style:name="P140" style:family="paragraph" style:parent-style-name="Standard">
      <style:text-properties fo:font-weight="normal" officeooo:rsid="001e9c98" officeooo:paragraph-rsid="0033bd8e" style:font-weight-asian="normal" style:font-weight-complex="normal"/>
    </style:style>
    <style:style style:name="P141" style:family="paragraph" style:parent-style-name="Standard">
      <style:text-properties fo:font-weight="normal" officeooo:rsid="001e9c98" officeooo:paragraph-rsid="00383d1f" style:font-weight-asian="normal" style:font-weight-complex="normal"/>
    </style:style>
    <style:style style:name="P142" style:family="paragraph" style:parent-style-name="Standard">
      <style:text-properties fo:font-weight="normal" officeooo:rsid="001d176c" officeooo:paragraph-rsid="001fe702" style:font-weight-asian="normal" style:font-weight-complex="normal"/>
    </style:style>
    <style:style style:name="P143" style:family="paragraph" style:parent-style-name="Standard">
      <style:text-properties fo:font-weight="normal" officeooo:rsid="001d176c" officeooo:paragraph-rsid="0028e00f" style:font-weight-asian="normal" style:font-weight-complex="normal"/>
    </style:style>
    <style:style style:name="P144" style:family="paragraph" style:parent-style-name="Standard">
      <style:text-properties fo:font-weight="normal" officeooo:rsid="001d176c" officeooo:paragraph-rsid="002934fd" style:font-weight-asian="normal" style:font-weight-complex="normal"/>
    </style:style>
    <style:style style:name="P145" style:family="paragraph" style:parent-style-name="Standard">
      <style:text-properties fo:font-weight="normal" officeooo:rsid="001d176c" officeooo:paragraph-rsid="0029e7ad" style:font-weight-asian="normal" style:font-weight-complex="normal"/>
    </style:style>
    <style:style style:name="P146" style:family="paragraph" style:parent-style-name="Standard">
      <style:text-properties fo:font-weight="normal" officeooo:rsid="001d176c" officeooo:paragraph-rsid="002ab9c0" style:font-weight-asian="normal" style:font-weight-complex="normal"/>
    </style:style>
    <style:style style:name="P147" style:family="paragraph" style:parent-style-name="Standard">
      <style:text-properties fo:font-weight="normal" officeooo:rsid="001d176c" officeooo:paragraph-rsid="00303263" style:font-weight-asian="normal" style:font-weight-complex="normal"/>
    </style:style>
    <style:style style:name="P148" style:family="paragraph" style:parent-style-name="Standard">
      <style:text-properties fo:font-weight="normal" officeooo:rsid="001d176c" officeooo:paragraph-rsid="0033bd8e" style:font-weight-asian="normal" style:font-weight-complex="normal"/>
    </style:style>
    <style:style style:name="P149" style:family="paragraph" style:parent-style-name="Standard">
      <style:text-properties fo:font-weight="normal" officeooo:rsid="001d176c" officeooo:paragraph-rsid="00383d1f" style:font-weight-asian="normal" style:font-weight-complex="normal"/>
    </style:style>
    <style:style style:name="P150" style:family="paragraph" style:parent-style-name="Standard">
      <style:text-properties fo:font-weight="normal" officeooo:rsid="001d176c" officeooo:paragraph-rsid="003a3c03" style:font-weight-asian="normal" style:font-weight-complex="normal"/>
    </style:style>
    <style:style style:name="P151" style:family="paragraph" style:parent-style-name="Standard">
      <style:text-properties fo:font-weight="normal" officeooo:rsid="001d176c" officeooo:paragraph-rsid="003dc6c5" style:font-weight-asian="normal" style:font-weight-complex="normal"/>
    </style:style>
    <style:style style:name="P152" style:family="paragraph" style:parent-style-name="Standard">
      <style:text-properties fo:font-weight="normal" officeooo:rsid="001d176c" officeooo:paragraph-rsid="0042cff1" style:font-weight-asian="normal" style:font-weight-complex="normal"/>
    </style:style>
    <style:style style:name="P153" style:family="paragraph" style:parent-style-name="Standard">
      <style:text-properties fo:font-weight="normal" officeooo:rsid="001d176c" officeooo:paragraph-rsid="00454238" style:font-weight-asian="normal" style:font-weight-complex="normal"/>
    </style:style>
    <style:style style:name="P154" style:family="paragraph" style:parent-style-name="Standard">
      <style:text-properties fo:font-weight="normal" officeooo:rsid="00217394" officeooo:paragraph-rsid="0030c9cc" style:font-weight-asian="normal" style:font-weight-complex="normal"/>
    </style:style>
    <style:style style:name="P155" style:family="paragraph" style:parent-style-name="Standard">
      <style:text-properties fo:font-weight="normal" officeooo:rsid="002b2d4f" officeooo:paragraph-rsid="002b2d4f" style:font-weight-asian="normal" style:font-weight-complex="normal"/>
    </style:style>
    <style:style style:name="P156" style:family="paragraph" style:parent-style-name="Standard">
      <style:text-properties fo:font-weight="normal" officeooo:rsid="0030c9a4" officeooo:paragraph-rsid="00303263" style:font-weight-asian="normal" style:font-weight-complex="normal"/>
    </style:style>
    <style:style style:name="P157" style:family="paragraph" style:parent-style-name="Standard">
      <style:text-properties fo:font-weight="normal" officeooo:rsid="0030c9a4" officeooo:paragraph-rsid="0030c9a4" style:font-weight-asian="normal" style:font-weight-complex="normal"/>
    </style:style>
    <style:style style:name="P158" style:family="paragraph" style:parent-style-name="Standard">
      <style:text-properties fo:font-weight="normal" officeooo:rsid="0030c9a4" officeooo:paragraph-rsid="0033bd8e" style:font-weight-asian="normal" style:font-weight-complex="normal"/>
    </style:style>
    <style:style style:name="P159" style:family="paragraph" style:parent-style-name="Standard">
      <style:text-properties fo:font-weight="normal" officeooo:rsid="0030c9a4" officeooo:paragraph-rsid="00383d1f" style:font-weight-asian="normal" style:font-weight-complex="normal"/>
    </style:style>
    <style:style style:name="P160" style:family="paragraph" style:parent-style-name="Standard">
      <style:text-properties fo:font-weight="normal" officeooo:rsid="00383d1f" officeooo:paragraph-rsid="00383d1f" style:font-weight-asian="normal" style:font-weight-complex="normal"/>
    </style:style>
    <style:style style:name="P161" style:family="paragraph" style:parent-style-name="Standard">
      <style:text-properties fo:font-weight="normal" officeooo:rsid="003a219d" officeooo:paragraph-rsid="003a219d" style:font-weight-asian="normal" style:font-weight-complex="normal"/>
    </style:style>
    <style:style style:name="P162" style:family="paragraph" style:parent-style-name="Standard">
      <style:text-properties fo:font-weight="normal" officeooo:rsid="003b986b" officeooo:paragraph-rsid="003dc6c5" style:font-weight-asian="normal" style:font-weight-complex="normal"/>
    </style:style>
    <style:style style:name="P163" style:family="paragraph" style:parent-style-name="Standard">
      <style:text-properties fo:font-weight="normal" officeooo:rsid="003b986b" officeooo:paragraph-rsid="0042cff1" style:font-weight-asian="normal" style:font-weight-complex="normal"/>
    </style:style>
    <style:style style:name="P164" style:family="paragraph" style:parent-style-name="Standard">
      <style:text-properties fo:font-weight="normal" officeooo:rsid="003b986b" officeooo:paragraph-rsid="00454238" style:font-weight-asian="normal" style:font-weight-complex="normal"/>
    </style:style>
    <style:style style:name="P165" style:family="paragraph" style:parent-style-name="Standard">
      <style:text-properties fo:font-weight="normal" officeooo:rsid="00454238" officeooo:paragraph-rsid="00454238" style:font-weight-asian="normal" style:font-weight-complex="normal"/>
    </style:style>
    <style:style style:name="P166" style:family="paragraph" style:parent-style-name="Standard">
      <style:text-properties fo:font-weight="normal" officeooo:rsid="00475640" officeooo:paragraph-rsid="00475640" style:font-weight-asian="normal" style:font-weight-complex="normal"/>
    </style:style>
    <style:style style:name="P167" style:family="paragraph" style:parent-style-name="Standard">
      <style:text-properties fo:color="#c9211e" fo:font-weight="bold" officeooo:rsid="001615ac" officeooo:paragraph-rsid="001615ac" style:font-weight-asian="bold" style:font-weight-complex="bold"/>
    </style:style>
    <style:style style:name="P168" style:family="paragraph" style:parent-style-name="Standard">
      <style:text-properties fo:color="#c9211e" fo:font-weight="bold" officeooo:rsid="0017dd7a" officeooo:paragraph-rsid="0017dd7a" style:font-weight-asian="bold" style:font-weight-complex="bold"/>
    </style:style>
    <style:style style:name="P169" style:family="paragraph" style:parent-style-name="Standard">
      <style:text-properties fo:color="#c9211e" fo:font-weight="bold" officeooo:rsid="001fc97b" officeooo:paragraph-rsid="0022f989" style:font-weight-asian="bold" style:font-weight-complex="bold"/>
    </style:style>
    <style:style style:name="P170" style:family="paragraph" style:parent-style-name="Standard">
      <style:text-properties fo:color="#c9211e" fo:font-weight="bold" officeooo:rsid="001fc97b" officeooo:paragraph-rsid="001fc97b" style:font-weight-asian="bold" style:font-weight-complex="bold"/>
    </style:style>
    <style:style style:name="P171" style:family="paragraph" style:parent-style-name="Standard">
      <style:text-properties fo:color="#c9211e" fo:font-weight="bold" officeooo:rsid="001fc97b" officeooo:paragraph-rsid="002934fd" style:font-weight-asian="bold" style:font-weight-complex="bold"/>
    </style:style>
    <style:style style:name="P172" style:family="paragraph" style:parent-style-name="Standard">
      <style:text-properties fo:color="#c9211e" fo:font-weight="bold" officeooo:rsid="001fc97b" officeooo:paragraph-rsid="003dc6c5" style:font-weight-asian="bold" style:font-weight-complex="bold"/>
    </style:style>
    <style:style style:name="P173" style:family="paragraph" style:parent-style-name="Standard">
      <style:text-properties fo:color="#c9211e" fo:font-weight="bold" officeooo:rsid="001fc97b" officeooo:paragraph-rsid="0042cff1" style:font-weight-asian="bold" style:font-weight-complex="bold"/>
    </style:style>
    <style:style style:name="P174" style:family="paragraph" style:parent-style-name="Standard">
      <style:text-properties fo:color="#c9211e" fo:font-weight="bold" officeooo:rsid="001fc97b" officeooo:paragraph-rsid="00454238" style:font-weight-asian="bold" style:font-weight-complex="bold"/>
    </style:style>
    <style:style style:name="P175" style:family="paragraph" style:parent-style-name="Standard">
      <style:text-properties fo:color="#c9211e" fo:font-weight="bold" officeooo:rsid="002934fd" officeooo:paragraph-rsid="00383d1f" style:font-weight-asian="bold" style:font-weight-complex="bold"/>
    </style:style>
    <style:style style:name="P176" style:family="paragraph" style:parent-style-name="Standard">
      <style:text-properties fo:color="#c9211e" fo:font-weight="bold" officeooo:rsid="00199992" officeooo:paragraph-rsid="00383d1f" style:font-weight-asian="bold" style:font-weight-complex="bold"/>
    </style:style>
    <style:style style:name="P177" style:family="paragraph" style:parent-style-name="Standard">
      <style:text-properties fo:color="#c9211e" officeooo:rsid="001615ac" officeooo:paragraph-rsid="001615ac"/>
    </style:style>
    <style:style style:name="P178" style:family="paragraph" style:parent-style-name="Standard">
      <style:text-properties fo:color="#c9211e" fo:font-style="italic" fo:font-weight="bold" officeooo:rsid="001fc97b" officeooo:paragraph-rsid="0028e00f" style:font-style-asian="italic" style:font-weight-asian="bold" style:font-style-complex="italic" style:font-weight-complex="bold"/>
    </style:style>
    <style:style style:name="P179" style:family="paragraph" style:parent-style-name="Standard">
      <style:text-properties fo:color="#c9211e" officeooo:paragraph-rsid="0029e7ad"/>
    </style:style>
    <style:style style:name="P180" style:family="paragraph" style:parent-style-name="Standard">
      <style:text-properties fo:color="#c9211e" officeooo:paragraph-rsid="002ab9c0"/>
    </style:style>
    <style:style style:name="P181" style:family="paragraph" style:parent-style-name="Standard">
      <style:text-properties fo:color="#c9211e" officeooo:paragraph-rsid="00303263"/>
    </style:style>
    <style:style style:name="P182" style:family="paragraph" style:parent-style-name="Standard">
      <style:text-properties fo:color="#c9211e" officeooo:paragraph-rsid="0033bd8e"/>
    </style:style>
    <style:style style:name="P183" style:family="paragraph" style:parent-style-name="Standard">
      <style:text-properties fo:color="#c9211e" officeooo:paragraph-rsid="00383d1f"/>
    </style:style>
    <style:style style:name="P184" style:family="paragraph" style:parent-style-name="Standard">
      <style:text-properties fo:color="#c9211e" officeooo:paragraph-rsid="003a3c03"/>
    </style:style>
    <style:style style:name="P185" style:family="paragraph" style:parent-style-name="Standard">
      <style:text-properties officeooo:paragraph-rsid="002934fd"/>
    </style:style>
    <style:style style:name="P186" style:family="paragraph" style:parent-style-name="Standard">
      <style:text-properties officeooo:paragraph-rsid="0033bd8e"/>
    </style:style>
    <style:style style:name="T1" style:family="text">
      <style:text-properties officeooo:rsid="001615ac"/>
    </style:style>
    <style:style style:name="T2" style:family="text">
      <style:text-properties officeooo:rsid="0016a25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15ac" style:font-weight-asian="bold" style:font-weight-complex="bold"/>
    </style:style>
    <style:style style:name="T5" style:family="text">
      <style:text-properties fo:font-weight="bold" officeooo:rsid="0016a25a" style:font-weight-asian="bold" style:font-weight-complex="bold"/>
    </style:style>
    <style:style style:name="T6" style:family="text">
      <style:text-properties fo:font-weight="bold" officeooo:rsid="001fc97b" style:font-weight-asian="bold" style:font-weight-complex="bold"/>
    </style:style>
    <style:style style:name="T7" style:family="text">
      <style:text-properties fo:font-weight="bold" officeooo:rsid="001fe702" style:font-weight-asian="bold" style:font-weight-complex="bold"/>
    </style:style>
    <style:style style:name="T8" style:family="text">
      <style:text-properties fo:font-weight="bold" officeooo:rsid="001c7852" style:font-weight-asian="bold" style:font-weight-complex="bold"/>
    </style:style>
    <style:style style:name="T9" style:family="text">
      <style:text-properties fo:font-weight="bold" officeooo:rsid="0022f989" style:font-weight-asian="bold" style:font-weight-complex="bold"/>
    </style:style>
    <style:style style:name="T10" style:family="text">
      <style:text-properties fo:font-weight="bold" officeooo:rsid="0028e00f" style:font-weight-asian="bold" style:font-weight-complex="bold"/>
    </style:style>
    <style:style style:name="T11" style:family="text">
      <style:text-properties fo:font-weight="bold" officeooo:rsid="002934fd" style:font-weight-asian="bold" style:font-weight-complex="bold"/>
    </style:style>
    <style:style style:name="T12" style:family="text">
      <style:text-properties fo:font-weight="bold" officeooo:rsid="0029e7ad" style:font-weight-asian="bold" style:font-weight-complex="bold"/>
    </style:style>
    <style:style style:name="T13" style:family="text">
      <style:text-properties fo:font-weight="bold" officeooo:rsid="002ab9c0" style:font-weight-asian="bold" style:font-weight-complex="bold"/>
    </style:style>
    <style:style style:name="T14" style:family="text">
      <style:text-properties fo:font-weight="bold" officeooo:rsid="00303263" style:font-weight-asian="bold" style:font-weight-complex="bold"/>
    </style:style>
    <style:style style:name="T15" style:family="text">
      <style:text-properties fo:font-weight="bold" officeooo:rsid="0033bd8e" style:font-weight-asian="bold" style:font-weight-complex="bold"/>
    </style:style>
    <style:style style:name="T16" style:family="text">
      <style:text-properties fo:font-weight="bold" officeooo:rsid="00383d1f" style:font-weight-asian="bold" style:font-weight-complex="bold"/>
    </style:style>
    <style:style style:name="T17" style:family="text">
      <style:text-properties fo:font-weight="bold" officeooo:rsid="003a3c03" style:font-weight-asian="bold" style:font-weight-complex="bold"/>
    </style:style>
    <style:style style:name="T18" style:family="text">
      <style:text-properties fo:font-weight="bold" officeooo:rsid="003dc6c5" style:font-weight-asian="bold" style:font-weight-complex="bold"/>
    </style:style>
    <style:style style:name="T19" style:family="text">
      <style:text-properties fo:font-weight="bold" officeooo:rsid="0042cff1" style:font-weight-asian="bold" style:font-weight-complex="bold"/>
    </style:style>
    <style:style style:name="T20" style:family="text">
      <style:text-properties fo:font-weight="bold" officeooo:rsid="00454238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e9c98" style:font-weight-asian="normal" style:font-weight-complex="normal"/>
    </style:style>
    <style:style style:name="T23" style:family="text">
      <style:text-properties fo:font-weight="normal" officeooo:rsid="001d176c" style:font-weight-asian="normal" style:font-weight-complex="normal"/>
    </style:style>
    <style:style style:name="T24" style:family="text">
      <style:text-properties fo:font-weight="normal" officeooo:rsid="00217394" style:font-weight-asian="normal" style:font-weight-complex="normal"/>
    </style:style>
    <style:style style:name="T25" style:family="text">
      <style:text-properties fo:font-weight="normal" officeooo:rsid="0022f989" style:font-weight-asian="normal" style:font-weight-complex="normal"/>
    </style:style>
    <style:style style:name="T26" style:family="text">
      <style:text-properties fo:font-weight="normal" officeooo:rsid="0025a76f" style:font-weight-asian="normal" style:font-weight-complex="normal"/>
    </style:style>
    <style:style style:name="T27" style:family="text">
      <style:text-properties fo:font-weight="normal" officeooo:rsid="0028e00f" style:font-weight-asian="normal" style:font-weight-complex="normal"/>
    </style:style>
    <style:style style:name="T28" style:family="text">
      <style:text-properties fo:font-weight="normal" officeooo:rsid="002934fd" style:font-weight-asian="normal" style:font-weight-complex="normal"/>
    </style:style>
    <style:style style:name="T29" style:family="text">
      <style:text-properties fo:font-weight="normal" officeooo:rsid="0029e7ad" style:font-weight-asian="normal" style:font-weight-complex="normal"/>
    </style:style>
    <style:style style:name="T30" style:family="text">
      <style:text-properties fo:font-weight="normal" officeooo:rsid="002b2d4f" style:font-weight-asian="normal" style:font-weight-complex="normal"/>
    </style:style>
    <style:style style:name="T31" style:family="text">
      <style:text-properties fo:font-weight="normal" officeooo:rsid="002b46aa" style:font-weight-asian="normal" style:font-weight-complex="normal"/>
    </style:style>
    <style:style style:name="T32" style:family="text">
      <style:text-properties fo:font-weight="normal" officeooo:rsid="002c5967" style:font-weight-asian="normal" style:font-weight-complex="normal"/>
    </style:style>
    <style:style style:name="T33" style:family="text">
      <style:text-properties fo:font-weight="normal" officeooo:rsid="002d47ee" style:font-weight-asian="normal" style:font-weight-complex="normal"/>
    </style:style>
    <style:style style:name="T34" style:family="text">
      <style:text-properties fo:font-weight="normal" officeooo:rsid="0030c9a4" style:font-weight-asian="normal" style:font-weight-complex="normal"/>
    </style:style>
    <style:style style:name="T35" style:family="text">
      <style:text-properties fo:font-weight="normal" officeooo:rsid="0033bd8e" style:font-weight-asian="normal" style:font-weight-complex="normal"/>
    </style:style>
    <style:style style:name="T36" style:family="text">
      <style:text-properties fo:font-weight="normal" officeooo:rsid="00383d1f" style:font-weight-asian="normal" style:font-weight-complex="normal"/>
    </style:style>
    <style:style style:name="T37" style:family="text">
      <style:text-properties fo:font-weight="normal" officeooo:rsid="00303263" style:font-weight-asian="normal" style:font-weight-complex="normal"/>
    </style:style>
    <style:style style:name="T38" style:family="text">
      <style:text-properties fo:font-weight="normal" officeooo:rsid="003b78a5" style:font-weight-asian="normal" style:font-weight-complex="normal"/>
    </style:style>
    <style:style style:name="T39" style:family="text">
      <style:text-properties fo:font-weight="normal" officeooo:rsid="003b986b" style:font-weight-asian="normal" style:font-weight-complex="normal"/>
    </style:style>
    <style:style style:name="T40" style:family="text">
      <style:text-properties fo:font-weight="normal" officeooo:rsid="003d883b" style:font-weight-asian="normal" style:font-weight-complex="normal"/>
    </style:style>
    <style:style style:name="T41" style:family="text">
      <style:text-properties fo:font-weight="normal" officeooo:rsid="003e35ae" style:font-weight-asian="normal" style:font-weight-complex="normal"/>
    </style:style>
    <style:style style:name="T42" style:family="text">
      <style:text-properties fo:font-weight="normal" officeooo:rsid="0042cff1" style:font-weight-asian="normal" style:font-weight-complex="normal"/>
    </style:style>
    <style:style style:name="T43" style:family="text">
      <style:text-properties fo:font-weight="normal" officeooo:rsid="0044c1ae" style:font-weight-asian="normal" style:font-weight-complex="normal"/>
    </style:style>
    <style:style style:name="T44" style:family="text">
      <style:text-properties fo:font-weight="normal" officeooo:rsid="00454238" style:font-weight-asian="normal" style:font-weight-complex="normal"/>
    </style:style>
    <style:style style:name="T45" style:family="text">
      <style:text-properties officeooo:rsid="001b76b7"/>
    </style:style>
    <style:style style:name="T46" style:family="text">
      <style:text-properties officeooo:rsid="001d176c"/>
    </style:style>
    <style:style style:name="T47" style:family="text">
      <style:text-properties officeooo:rsid="001f7be6"/>
    </style:style>
    <style:style style:name="T48" style:family="text">
      <style:text-properties officeooo:rsid="00217394"/>
    </style:style>
    <style:style style:name="T49" style:family="text">
      <style:text-properties officeooo:rsid="00303263"/>
    </style:style>
    <style:style style:name="T50" style:family="text">
      <style:text-properties officeooo:rsid="0030c9a4"/>
    </style:style>
    <style:style style:name="T51" style:family="text">
      <style:text-properties fo:color="#c9211e"/>
    </style:style>
    <style:style style:name="T52" style:family="text">
      <style:text-properties officeooo:rsid="003b78a5"/>
    </style:style>
    <style:style style:name="T53" style:family="text">
      <style:text-properties officeooo:rsid="003b986b"/>
    </style:style>
    <style:style style:name="T54" style:family="text">
      <style:text-properties officeooo:rsid="0042cff1"/>
    </style:style>
    <style:style style:name="T55" style:family="text">
      <style:text-properties fo:font-size="16pt" style:font-size-asian="16pt" style:font-size-complex="16pt"/>
    </style:style>
    <style:style style:name="T56" style:family="text">
      <style:text-properties fo:font-size="16pt" officeooo:rsid="003f9ee8" style:font-size-asian="16pt" style:font-size-complex="16pt"/>
    </style:style>
    <style:style style:name="T57" style:family="text">
      <style:text-properties officeooo:rsid="0047564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7">Algorithme </text:p>
      <text:p text:style-name="P106"/>
      <text:p text:style-name="P3"/>
      <text:p text:style-name="P3"/>
      <text:p text:style-name="P167">Exercice 1</text:p>
      <text:p text:style-name="P3"/>
      <text:p text:style-name="P2">Le resultat de<text:span text:style-name="T3"> </text:span><text:span text:style-name="T4">A=3 </text:span><text:span text:style-name="T1"><text:s/>et <text:s/></text:span><text:span text:style-name="T4">b=4</text:span></text:p>
      <text:p text:style-name="P177"/>
      <text:p text:style-name="P167">Execice 2</text:p>
      <text:p text:style-name="P167"/>
      <text:p text:style-name="P1"><text:s/><text:span text:style-name="T2">le resultat de </text:span><text:span text:style-name="T5">A=2</text:span><text:span text:style-name="T2"> et </text:span><text:span text:style-name="T5">B=3</text:span><text:span text:style-name="T2"> et </text:span><text:span text:style-name="T5">C=1</text:span></text:p>
      <text:p text:style-name="P113"/>
      <text:p text:style-name="P168">Exercice 3</text:p>
      <text:p text:style-name="P4"/>
      <text:p text:style-name="P166">erreur d’execution</text:p>
      <text:p text:style-name="P112"/>
      <text:p text:style-name="P168">Exercice 4</text:p>
      <text:p text:style-name="P5"/>
      <text:p text:style-name="P5"><text:s/></text:p>
      <text:p text:style-name="P47"/>
      <text:p text:style-name="P116">variable</text:p>
      <text:p text:style-name="P116"/>
      <text:p text:style-name="P47">x:entier ;</text:p>
      <text:p text:style-name="P47">y:reel ;</text:p>
      <text:p text:style-name="P47">z:caractere</text:p>
      <text:p text:style-name="P47"/>
      <text:p text:style-name="P5">Debut</text:p>
      <text:p text:style-name="P47"/>
      <text:p text:style-name="P65">ecrire (‘Entrer la valeur entier de <text:s text:c="2"/>x) ;</text:p>
      <text:p text:style-name="P47">lire(x) ;</text:p>
      <text:p text:style-name="P65">ecrire (‘Entrer la valeur reel de <text:s/>y) ;</text:p>
      <text:p text:style-name="P47">lire(y) ;</text:p>
      <text:p text:style-name="P65">ecrire (‘Entrer le carectere de z) ;</text:p>
      <text:p text:style-name="P47">lire(z) ;</text:p>
      <text:p text:style-name="P48">ecrire (z ,y,x) ;</text:p>
      <text:p text:style-name="P20"><text:s/><text:span text:style-name="T47">Fin</text:span></text:p>
      <text:p text:style-name="P5"/>
      <text:p text:style-name="P168"/>
      <text:p text:style-name="P168">Exercice 5</text:p>
      <text:p text:style-name="P134"/>
      <text:p text:style-name="P116"/>
      <text:p text:style-name="P116"/>
      <text:p text:style-name="P116">variable</text:p>
      <text:p text:style-name="P116"/>
      <text:p text:style-name="P50">a:entier ;</text:p>
      <text:p text:style-name="P50">b:entier ;</text:p>
      <text:p text:style-name="P66">S:entier ;</text:p>
      <text:p text:style-name="P50"/>
      <text:p text:style-name="P6">Debut</text:p>
      <text:p text:style-name="P6"/>
      <text:p text:style-name="P136">ecrire (‘Entrer la valeur entier de <text:s text:c="2"/>a) ;</text:p>
      <text:p text:style-name="P50"><text:soft-page-break/>lire(a) ;</text:p>
      <text:p text:style-name="P136">ecrire (‘Entrer la valeur entier de <text:s text:c="2"/>b) ;</text:p>
      <text:p text:style-name="P50">lire(b) ;</text:p>
      <text:p text:style-name="P97"><text:span text:style-name="T24">S</text:span><text:span text:style-name="T34">←</text:span><text:span text:style-name="T24">a</text:span><text:span text:style-name="T25">+</text:span><text:span text:style-name="T24">b ;</text:span></text:p>
      <text:p text:style-name="P52">ecrire<text:span text:style-name="T48">(S)</text:span> ;</text:p>
      <text:p text:style-name="P21"><text:s/><text:span text:style-name="T47">Fin</text:span></text:p>
      <text:p text:style-name="P21"/>
      <text:p text:style-name="P169">Execice 6</text:p>
      <text:p text:style-name="P170"/>
      <text:p text:style-name="P130"/>
      <text:p text:style-name="P83"><text:span text:style-name="T8"><text:s text:c="4"/></text:span></text:p>
      <text:p text:style-name="P117"/>
      <text:p text:style-name="P117">variable</text:p>
      <text:p text:style-name="P117"/>
      <text:p text:style-name="P51">a:entier ;</text:p>
      <text:p text:style-name="P51">b:entier ;</text:p>
      <text:p text:style-name="P67">S:entier ;</text:p>
      <text:p text:style-name="P66">p:entier</text:p>
      <text:p text:style-name="P51"/>
      <text:p text:style-name="P7">Debut</text:p>
      <text:p text:style-name="P7"/>
      <text:p text:style-name="P137">ecrire (‘Entrer la valeur entier de <text:s text:c="2"/>a) ;</text:p>
      <text:p text:style-name="P51">lire(a) ;</text:p>
      <text:p text:style-name="P137">ecrire (‘Entrer la valeur entier de <text:s text:c="2"/>b) ;</text:p>
      <text:p text:style-name="P51">lire(b) ;</text:p>
      <text:p text:style-name="P69">p<text:span text:style-name="T50">←</text:span>a*b ;</text:p>
      <text:p text:style-name="P51">ecrire(p) ;</text:p>
      <text:p text:style-name="P131"><text:s/>Fin</text:p>
      <text:p text:style-name="P22"/>
      <text:p text:style-name="P169">Execice 7</text:p>
      <text:p text:style-name="P23"/>
      <text:p text:style-name="P117"/>
      <text:p text:style-name="P118">variable</text:p>
      <text:p text:style-name="P118"/>
      <text:p text:style-name="P53">a:entier ;</text:p>
      <text:p text:style-name="P53">b:entier ;</text:p>
      <text:p text:style-name="P70">S:entier ;</text:p>
      <text:p text:style-name="P67">p:entier</text:p>
      <text:p text:style-name="P53"/>
      <text:p text:style-name="P8">Debut</text:p>
      <text:p text:style-name="P8"/>
      <text:p text:style-name="P138">ecrire (‘Entrer la valeur entier de <text:s text:c="2"/>a) ;</text:p>
      <text:p text:style-name="P53">lire(a) ;</text:p>
      <text:p text:style-name="P138">ecrire (‘Entrer la valeur entier de <text:s text:c="2"/>b) ;</text:p>
      <text:p text:style-name="P53">lire(b) ;</text:p>
      <text:p text:style-name="P68">S←a+b ;</text:p>
      <text:p text:style-name="P68">p<text:span text:style-name="T50">←</text:span>a*b ;</text:p>
      <text:p text:style-name="P84"><text:span text:style-name="T23">ecrire(’</text:span><text:span text:style-name="T26">la somme de deux entier est : ‘S </text:span><text:span text:style-name="T23">) ;</text:span></text:p>
      <text:p text:style-name="P85"><text:span text:style-name="T23">ecrire(’</text:span><text:span text:style-name="T26">le produit de deux entier est : ‘</text:span><text:span text:style-name="T24">p</text:span><text:span text:style-name="T23">) ;</text:span></text:p>
      <text:p text:style-name="P84"/>
      <text:p text:style-name="P132"><text:s/>Fin</text:p>
      <text:p text:style-name="P23"/>
      <text:p text:style-name="P178"><text:soft-page-break/>Execice 8</text:p>
      <text:p text:style-name="P24"/>
      <text:p text:style-name="P49"><text:span text:style-name="T3"><text:s/></text:span></text:p>
      <text:p text:style-name="P119"/>
      <text:p text:style-name="P119">variable</text:p>
      <text:p text:style-name="P119"/>
      <text:p text:style-name="P86"><text:span text:style-name="T23">l:r</text:span><text:span text:style-name="T27">eel</text:span><text:span text:style-name="T23"> ;</text:span></text:p>
      <text:p text:style-name="P86"><text:span text:style-name="T23">h:r</text:span><text:span text:style-name="T27">eel</text:span><text:span text:style-name="T23"> ;</text:span></text:p>
      <text:p text:style-name="P86"><text:span text:style-name="T24">p:r</text:span><text:span text:style-name="T27">eel</text:span><text:span text:style-name="T24"> ;</text:span></text:p>
      <text:p text:style-name="P54"/>
      <text:p text:style-name="P9">Debut</text:p>
      <text:p text:style-name="P9"/>
      <text:p text:style-name="P86"><text:span text:style-name="T22">ecrire (‘Entrer l</text:span><text:span text:style-name="T27">argeur l</text:span><text:span text:style-name="T22">) ;</text:span></text:p>
      <text:p text:style-name="P54">lire(l) ;</text:p>
      <text:p text:style-name="P86"><text:span text:style-name="T22">ecrire (‘Entrer lh</text:span><text:span text:style-name="T27">auteur h</text:span><text:span text:style-name="T22">) ;</text:span></text:p>
      <text:p text:style-name="P54">lire(h) ;</text:p>
      <text:p text:style-name="P96"><text:span text:style-name="T24">p</text:span><text:span text:style-name="T34">←</text:span><text:span text:style-name="T27">(</text:span><text:span text:style-name="T24">l</text:span><text:span text:style-name="T27">+</text:span><text:span text:style-name="T24">h</text:span><text:span text:style-name="T27">)*2</text:span><text:span text:style-name="T24"> ;</text:span></text:p>
      <text:p text:style-name="P86"><text:span text:style-name="T23">ecrire</text:span><text:span text:style-name="T24">(p)</text:span><text:span text:style-name="T23"> ;</text:span></text:p>
      <text:p text:style-name="P54"/>
      <text:p text:style-name="P32"><text:span text:style-name="T46">F</text:span>in</text:p>
      <text:p text:style-name="P32"/>
      <text:p text:style-name="P108"/>
      <text:p text:style-name="P171">Execice 9</text:p>
      <text:p text:style-name="P88"><text:span text:style-name="T11"/></text:p>
      <text:p text:style-name="P120"/>
      <text:p text:style-name="P120">variable</text:p>
      <text:p text:style-name="P120"/>
      <text:p text:style-name="P88"><text:span text:style-name="T23">a:e</text:span><text:span text:style-name="T28">ntier</text:span><text:span text:style-name="T23">;</text:span></text:p>
      <text:p text:style-name="P87"><text:span text:style-name="T23">c</text:span><text:span text:style-name="T21">arre:entier ;</text:span></text:p>
      <text:p text:style-name="P55"/>
      <text:p text:style-name="P10">Debut</text:p>
      <text:p text:style-name="P10"/>
      <text:p text:style-name="P88"><text:span text:style-name="T22">ecrire (‘Entrer le </text:span><text:span text:style-name="T28">nombre a</text:span><text:span text:style-name="T22"> </text:span><text:span text:style-name="T28">)</text:span><text:span text:style-name="T22">;</text:span></text:p>
      <text:p text:style-name="P88"><text:span text:style-name="T23">lire(</text:span><text:span text:style-name="T28">a</text:span><text:span text:style-name="T23">) ;</text:span></text:p>
      <text:p text:style-name="P55"/>
      <text:p text:style-name="P96"><text:span text:style-name="T24">c</text:span><text:span text:style-name="T28">arre</text:span><text:span text:style-name="T34">←</text:span><text:span text:style-name="T27">a*</text:span><text:span text:style-name="T28">a</text:span><text:span text:style-name="T24"> ;</text:span></text:p>
      <text:p text:style-name="P88"><text:span text:style-name="T23">ecrire</text:span><text:span text:style-name="T24">(c</text:span><text:span text:style-name="T28">arre</text:span><text:span text:style-name="T24">)</text:span><text:span text:style-name="T23"> ;</text:span></text:p>
      <text:p text:style-name="P55"/>
      <text:p text:style-name="P32"><text:span text:style-name="T46">F</text:span>in</text:p>
      <text:p text:style-name="P109"/>
      <text:p text:style-name="P179"><text:span text:style-name="T6">Execice 1</text:span><text:span text:style-name="T12">0</text:span></text:p>
      <text:p text:style-name="P25"/>
      <text:p text:style-name="P89"><text:span text:style-name="T8"><text:s text:c="7"/></text:span></text:p>
      <text:p text:style-name="P121"/>
      <text:p text:style-name="P121">variable</text:p>
      <text:p text:style-name="P121"/>
      <text:p text:style-name="P89"><text:span text:style-name="T23">b:r</text:span><text:span text:style-name="T29">eel</text:span><text:span text:style-name="T23">;</text:span></text:p>
      <text:p text:style-name="P89"><text:span text:style-name="T23">h</text:span><text:span text:style-name="T28">:r</text:span><text:span text:style-name="T29">eel</text:span><text:span text:style-name="T28">;</text:span></text:p>
      <text:p text:style-name="P90"><text:span text:style-name="T28">S:r</text:span><text:span text:style-name="T21">eel ;</text:span></text:p>
      <text:p text:style-name="P56"/>
      <text:p text:style-name="P11">Debut</text:p>
      <text:p text:style-name="P11"/>
      <text:p text:style-name="P89"><text:soft-page-break/><text:span text:style-name="T22">ecrire (‘Entrer la </text:span><text:span text:style-name="T29">base </text:span><text:span text:style-name="T28"><text:s/>b</text:span><text:span text:style-name="T22"> </text:span><text:span text:style-name="T28">)</text:span><text:span text:style-name="T22">;</text:span></text:p>
      <text:p text:style-name="P89"><text:span text:style-name="T23">lire(</text:span><text:span text:style-name="T28">b</text:span><text:span text:style-name="T23">) ;</text:span></text:p>
      <text:p text:style-name="P89"><text:span text:style-name="T22">ecrire (‘Entrer l</text:span><text:span text:style-name="T29">’hauteur</text:span><text:span text:style-name="T28"> h)</text:span><text:span text:style-name="T22">;</text:span></text:p>
      <text:p text:style-name="P89"><text:span text:style-name="T23">lire(</text:span><text:span text:style-name="T28">h</text:span><text:span text:style-name="T23">) ;</text:span></text:p>
      <text:p text:style-name="P56"/>
      <text:p text:style-name="P96"><text:span text:style-name="T28">S</text:span><text:span text:style-name="T34">←</text:span><text:span text:style-name="T29">(</text:span><text:span text:style-name="T24">b</text:span><text:span text:style-name="T27">*</text:span><text:span text:style-name="T29">h)/2</text:span><text:span text:style-name="T24"> ;</text:span></text:p>
      <text:p text:style-name="P89"><text:span text:style-name="T23">ecrire</text:span><text:span text:style-name="T24">(S)</text:span><text:span text:style-name="T23"> ;</text:span></text:p>
      <text:p text:style-name="P56"/>
      <text:p text:style-name="P33"><text:span text:style-name="T46">F</text:span>in</text:p>
      <text:p text:style-name="P33"/>
      <text:p text:style-name="P180"><text:span text:style-name="T6">Execice 1</text:span><text:span text:style-name="T12">1</text:span></text:p>
      <text:p text:style-name="P26"/>
      <text:p text:style-name="P92"><text:span text:style-name="T8"><text:s text:c="9"/></text:span></text:p>
      <text:p text:style-name="P122">variable</text:p>
      <text:p text:style-name="P122"/>
      <text:p text:style-name="P92"><text:span text:style-name="T30">T</text:span><text:span text:style-name="T23">:r</text:span><text:span text:style-name="T29">eel</text:span><text:span text:style-name="T23">;</text:span></text:p>
      <text:p text:style-name="P92"><text:span text:style-name="T30">DS</text:span><text:span text:style-name="T28">:r</text:span><text:span text:style-name="T29">eel</text:span><text:span text:style-name="T28">;</text:span></text:p>
      <text:p text:style-name="P91"><text:span text:style-name="T30">O</text:span><text:span text:style-name="T28">:r</text:span><text:span text:style-name="T21">eel ;</text:span></text:p>
      <text:p text:style-name="P155">Moy:reel</text:p>
      <text:p text:style-name="P57"/>
      <text:p text:style-name="P12">Debut</text:p>
      <text:p text:style-name="P12"/>
      <text:p text:style-name="P93"><text:span text:style-name="T22">ecrire (‘Entrer le </text:span><text:span text:style-name="T30">note d’oral</text:span><text:span text:style-name="T22"> <text:s/></text:span><text:span text:style-name="T30">O</text:span><text:span text:style-name="T28">)</text:span><text:span text:style-name="T22">;</text:span></text:p>
      <text:p text:style-name="P93"><text:span text:style-name="T23">lire(</text:span><text:span text:style-name="T31">O</text:span><text:span text:style-name="T23">) ;</text:span></text:p>
      <text:p text:style-name="P92"><text:span text:style-name="T22">ecrire (‘Entrer le </text:span><text:span text:style-name="T30">note de test</text:span><text:span text:style-name="T28"> T</text:span><text:span text:style-name="T22"> </text:span><text:span text:style-name="T28">)</text:span><text:span text:style-name="T22">;</text:span></text:p>
      <text:p text:style-name="P92"><text:span text:style-name="T23">lire(</text:span><text:span text:style-name="T28">T</text:span><text:span text:style-name="T23">) ;</text:span></text:p>
      <text:p text:style-name="P92"><text:span text:style-name="T22">ecrire (‘Entrer Le</text:span><text:span text:style-name="T29"> </text:span><text:span text:style-name="T30">note de devoir </text:span><text:span text:style-name="T31">synthèse</text:span><text:span text:style-name="T30"> DS</text:span><text:span text:style-name="T28">)</text:span><text:span text:style-name="T22">;</text:span></text:p>
      <text:p text:style-name="P92"><text:span text:style-name="T23">lire(</text:span><text:span text:style-name="T28">D</text:span><text:span text:style-name="T30">S</text:span><text:span text:style-name="T23">) ;</text:span></text:p>
      <text:p text:style-name="P57"/>
      <text:p text:style-name="P96"><text:span text:style-name="T28">M</text:span><text:span text:style-name="T32">OY</text:span><text:span text:style-name="T34">←</text:span><text:span text:style-name="T32">(o+T+(DS*2))/2</text:span><text:span text:style-name="T24"> ;</text:span></text:p>
      <text:p text:style-name="P92"><text:span text:style-name="T23">ecrire</text:span><text:span text:style-name="T24">(‘L</text:span><text:span text:style-name="T33">a moyenne en informatique est :’ MOY</text:span><text:span text:style-name="T24">)</text:span><text:span text:style-name="T23"> ;</text:span></text:p>
      <text:p text:style-name="P57"/>
      <text:p text:style-name="P34"><text:span text:style-name="T46">F</text:span>in</text:p>
      <text:p text:style-name="P34"/>
      <text:p text:style-name="P110"/>
      <text:p text:style-name="P181"><text:span text:style-name="T6">Execice 1</text:span><text:span text:style-name="T12">2</text:span></text:p>
      <text:p text:style-name="P27"/>
      <text:p text:style-name="P94"><text:span text:style-name="T8"><text:s text:c="9"/></text:span></text:p>
      <text:p text:style-name="P123"/>
      <text:p text:style-name="P123">variable</text:p>
      <text:p text:style-name="P123"/>
      <text:p text:style-name="P71">a:e<text:span text:style-name="T49">ntier ;</text:span></text:p>
      <text:p text:style-name="P77">b:entier ;</text:p>
      <text:p text:style-name="P77">c:entier ;</text:p>
      <text:p text:style-name="P77">aux:entier ;</text:p>
      <text:p text:style-name="P77"/>
      <text:p text:style-name="P58"/>
      <text:p text:style-name="P13">Debut</text:p>
      <text:p text:style-name="P13"/>
      <text:p text:style-name="P139"/>
      <text:p text:style-name="P94"><text:span text:style-name="T23">lire(</text:span><text:span text:style-name="T31">a</text:span><text:span text:style-name="T23">) ;</text:span></text:p>
      <text:p text:style-name="P139"/>
      <text:p text:style-name="P94"><text:soft-page-break/><text:span text:style-name="T23">lire(</text:span><text:span text:style-name="T28">b</text:span><text:span text:style-name="T23">) ;</text:span></text:p>
      <text:p text:style-name="P139"/>
      <text:p text:style-name="P94"><text:span text:style-name="T23">lire(</text:span><text:span text:style-name="T28">c</text:span><text:span text:style-name="T23">) ;</text:span></text:p>
      <text:p text:style-name="P94"/>
      <text:p text:style-name="P156">aux←c;</text:p>
      <text:p text:style-name="P95"><text:span text:style-name="T24">c←b</text:span><text:span text:style-name="T21"> ;</text:span></text:p>
      <text:p text:style-name="P157">b←a ;</text:p>
      <text:p text:style-name="P99"><text:span text:style-name="T34">a←a</text:span><text:span text:style-name="T35">ux</text:span><text:span text:style-name="T34"> ;</text:span></text:p>
      <text:p text:style-name="P94"><text:span text:style-name="T23">ecrire</text:span><text:span text:style-name="T24">(</text:span><text:span text:style-name="T23">a</text:span><text:span text:style-name="T34">);ecrire(b);ecrire(c) ;</text:span></text:p>
      <text:p text:style-name="P58"/>
      <text:p text:style-name="P35"><text:span text:style-name="T46">F</text:span>in</text:p>
      <text:p text:style-name="P35"/>
      <text:p text:style-name="P182"><text:span text:style-name="T6">Execice 1</text:span><text:span text:style-name="T12">3</text:span></text:p>
      <text:p text:style-name="P98"><text:span text:style-name="T15"/></text:p>
      <text:p text:style-name="P124"/>
      <text:p text:style-name="P124">variable</text:p>
      <text:p text:style-name="P124"/>
      <text:p text:style-name="P72">a:e<text:span text:style-name="T49">ntier ;</text:span></text:p>
      <text:p text:style-name="P78">b:entier ;</text:p>
      <text:p text:style-name="P78"/>
      <text:p text:style-name="P78">aux:entier ;</text:p>
      <text:p text:style-name="P78"/>
      <text:p text:style-name="P59"/>
      <text:p text:style-name="P14">Debut</text:p>
      <text:p text:style-name="P14"/>
      <text:p text:style-name="P140"/>
      <text:p text:style-name="P98"><text:span text:style-name="T23">lire(</text:span><text:span text:style-name="T31">a</text:span><text:span text:style-name="T23">) ;</text:span></text:p>
      <text:p text:style-name="P140"/>
      <text:p text:style-name="P98"><text:span text:style-name="T23">lire(</text:span><text:span text:style-name="T28">b</text:span><text:span text:style-name="T23">) ;</text:span></text:p>
      <text:p text:style-name="P140"/>
      <text:p text:style-name="P59"/>
      <text:p text:style-name="P98"/>
      <text:p text:style-name="P158">aux←b;</text:p>
      <text:p text:style-name="P98"><text:span text:style-name="T24">b←a</text:span><text:span text:style-name="T34">;</text:span></text:p>
      <text:p text:style-name="P98"><text:span text:style-name="T34">a←a</text:span><text:span text:style-name="T35">ux</text:span><text:span text:style-name="T34"> ;</text:span></text:p>
      <text:p text:style-name="P158"/>
      <text:p text:style-name="P98"><text:span text:style-name="T23">ecrire</text:span><text:span text:style-name="T24">(</text:span><text:span text:style-name="T23">a</text:span><text:span text:style-name="T34">);ecrire(b);</text:span></text:p>
      <text:p text:style-name="P59"/>
      <text:p text:style-name="P36"><text:span text:style-name="T46">F</text:span>in</text:p>
      <text:p text:style-name="P36"/>
      <text:p text:style-name="P43"/>
      <text:p text:style-name="P43"/>
      <text:p text:style-name="P43"/>
      <text:p text:style-name="P175"/>
      <text:p text:style-name="P183"><text:span text:style-name="T6">Execice 1</text:span><text:span text:style-name="T12">3</text:span></text:p>
      <text:p text:style-name="P176"/>
      <text:p text:style-name="P100"><text:span text:style-name="T8"><text:s text:c="8"/></text:span></text:p>
      <text:p text:style-name="P125"/>
      <text:p text:style-name="P125">variable</text:p>
      <text:p text:style-name="P125"/>
      <text:p text:style-name="P100"><text:span text:style-name="T30">n</text:span><text:span text:style-name="T36">b</text:span><text:span text:style-name="T30">:e</text:span><text:span text:style-name="T37">ntier ;</text:span></text:p>
      <text:p text:style-name="P80">s:entier ;</text:p>
      <text:p text:style-name="P80"><text:soft-page-break/>nb1,nb2,nb3:entier ;</text:p>
      <text:p text:style-name="P79"/>
      <text:p text:style-name="P79"/>
      <text:p text:style-name="P79"/>
      <text:p text:style-name="P60"/>
      <text:p text:style-name="P15">Debut</text:p>
      <text:p text:style-name="P15"/>
      <text:p text:style-name="P141"/>
      <text:p text:style-name="P100"><text:span text:style-name="T23">lire(</text:span><text:span text:style-name="T31">n</text:span><text:span text:style-name="T36">b</text:span><text:span text:style-name="T23">) ;</text:span></text:p>
      <text:p text:style-name="P141"/>
      <text:p text:style-name="P101"><text:span text:style-name="T23">nb1←</text:span><text:span text:style-name="T21"> nb DIV 100 ;</text:span></text:p>
      <text:p text:style-name="P80">nb2← (nb MOD 100) DIV 10 ;</text:p>
      <text:p text:style-name="P80">nb3← nbMOD10 ;</text:p>
      <text:p text:style-name="P161">S=nb1+nb2+nb3</text:p>
      <text:p text:style-name="P161">ecrire(S) ;</text:p>
      <text:p text:style-name="P159"/>
      <text:p text:style-name="P60"/>
      <text:p text:style-name="P37"><text:span text:style-name="T46">F</text:span>in</text:p>
      <text:p text:style-name="P37"/>
      <text:p text:style-name="P111"/>
      <text:p text:style-name="P184"><text:span text:style-name="T6">Execice 1</text:span><text:span text:style-name="T12">4</text:span></text:p>
      <text:p text:style-name="P28"/>
      <text:p text:style-name="P102"><text:span text:style-name="T8"><text:s text:c="7"/></text:span></text:p>
      <text:p text:style-name="P126"/>
      <text:p text:style-name="P126">variable</text:p>
      <text:p text:style-name="P126"/>
      <text:p text:style-name="P73">n<text:span text:style-name="T52">b,pht,ttva,pttc:reel ;</text:span></text:p>
      <text:p text:style-name="P61"/>
      <text:p text:style-name="P16">Debut</text:p>
      <text:p text:style-name="P16"/>
      <text:p text:style-name="P102"><text:span text:style-name="T22">ecrire (‘Entrer le </text:span><text:span text:style-name="T30">p</text:span><text:span text:style-name="T38">rix hors tax ‘</text:span><text:span text:style-name="T28">)</text:span><text:span text:style-name="T22">;</text:span></text:p>
      <text:p text:style-name="P102"><text:span text:style-name="T23">lire(</text:span><text:span text:style-name="T31">p</text:span><text:span text:style-name="T38">ht</text:span><text:span text:style-name="T23">) ;</text:span></text:p>
      <text:p text:style-name="P102"><text:span text:style-name="T22">ecrire (‘Entrer le </text:span><text:span text:style-name="T30">n</text:span><text:span text:style-name="T38">b d’article</text:span><text:span text:style-name="T28">)</text:span><text:span text:style-name="T22">;</text:span></text:p>
      <text:p text:style-name="P102"><text:span text:style-name="T23">lire(</text:span><text:span text:style-name="T39">nb</text:span><text:span text:style-name="T23">) ;</text:span></text:p>
      <text:p text:style-name="P102"><text:span text:style-name="T22">ecrire (‘Entrer Le</text:span><text:span text:style-name="T29"> </text:span><text:span text:style-name="T30">t</text:span><text:span text:style-name="T39">aux de TVA :’)</text:span><text:span text:style-name="T22">;</text:span></text:p>
      <text:p text:style-name="P102"><text:span text:style-name="T23">lire(</text:span><text:span text:style-name="T39">TVA</text:span><text:span text:style-name="T23">) ;</text:span></text:p>
      <text:p text:style-name="P61"/>
      <text:p text:style-name="P81">PTTC←<text:span text:style-name="T53"> nb*pht*(1+ttva) ;</text:span></text:p>
      <text:p text:style-name="P102"><text:span text:style-name="T23">ecrire</text:span><text:span text:style-name="T24">(p</text:span><text:span text:style-name="T40">ttc</text:span><text:span text:style-name="T24">)</text:span><text:span text:style-name="T23"> ;</text:span></text:p>
      <text:p text:style-name="P61"/>
      <text:p text:style-name="P38"><text:span text:style-name="T46">F</text:span>in</text:p>
      <text:p text:style-name="P38"><text:s/></text:p>
      <text:p text:style-name="P38"/>
      <text:p text:style-name="P38"/>
      <text:p text:style-name="P38"/>
      <text:p text:style-name="P38"/>
      <text:p text:style-name="P42"><text:span text:style-name="T57">part2</text:span> <text:s text:c="5"/><text:span text:style-name="T55"><text:s text:c="7"/></text:span></text:p>
      <text:p text:style-name="P39"/>
      <text:p text:style-name="P172">Execice 1</text:p>
      <text:p text:style-name="P29"/>
      <text:p text:style-name="P103"><text:span text:style-name="T8"><text:s text:c="8"/></text:span></text:p>
      <text:p text:style-name="P127"/>
      <text:p text:style-name="P127"><text:soft-page-break/>variable</text:p>
      <text:p text:style-name="P127"/>
      <text:p text:style-name="P74">n<text:span text:style-name="T52">b:entier ;</text:span></text:p>
      <text:p text:style-name="P62"/>
      <text:p text:style-name="P17">Debut</text:p>
      <text:p text:style-name="P17"/>
      <text:p text:style-name="P103"><text:span text:style-name="T22">ecrire (‘Entrer le n</text:span><text:span text:style-name="T41">o</text:span><text:span text:style-name="T42">m</text:span><text:span text:style-name="T41">bre</text:span><text:span text:style-name="T38">‘</text:span><text:span text:style-name="T28">)</text:span><text:span text:style-name="T22">;</text:span></text:p>
      <text:p text:style-name="P103"><text:span text:style-name="T23">lire(</text:span><text:span text:style-name="T41">nb</text:span><text:span text:style-name="T23">) ;</text:span></text:p>
      <text:p text:style-name="P162"/>
      <text:p text:style-name="P103"><text:span text:style-name="T23">ecrire</text:span><text:span text:style-name="T24">(</text:span><text:span text:style-name="T41">nb</text:span><text:span text:style-name="T24">)</text:span><text:span text:style-name="T23"> ;</text:span></text:p>
      <text:p text:style-name="P62"/>
      <text:p text:style-name="P39"><text:span text:style-name="T46">F</text:span>in</text:p>
      <text:p text:style-name="P39"/>
      <text:p text:style-name="P173">Execice 2</text:p>
      <text:p text:style-name="P30"/>
      <text:p text:style-name="P104"><text:span text:style-name="T8"><text:s text:c="6"/></text:span></text:p>
      <text:p text:style-name="P128"/>
      <text:p text:style-name="P128">variable</text:p>
      <text:p text:style-name="P128"/>
      <text:p text:style-name="P75">n<text:span text:style-name="T54">om:string ;</text:span></text:p>
      <text:p text:style-name="P82">age:entier</text:p>
      <text:p text:style-name="P63"/>
      <text:p text:style-name="P18">Debut</text:p>
      <text:p text:style-name="P18"/>
      <text:p text:style-name="P104"><text:span text:style-name="T22">ecrire (‘Entrer v</text:span><text:span text:style-name="T42">otre</text:span><text:span text:style-name="T22"> n</text:span><text:span text:style-name="T42">om</text:span><text:span text:style-name="T38">‘</text:span><text:span text:style-name="T28">)</text:span><text:span text:style-name="T22">;</text:span></text:p>
      <text:p text:style-name="P104"><text:span text:style-name="T23">lire(</text:span><text:span text:style-name="T41">n</text:span><text:span text:style-name="T42">om</text:span><text:span text:style-name="T23">) ;</text:span></text:p>
      <text:p text:style-name="P104"><text:span text:style-name="T22">ecrire (‘Entrer </text:span><text:span text:style-name="T42">votre</text:span><text:span text:style-name="T22"> a</text:span><text:span text:style-name="T42">ge</text:span><text:span text:style-name="T38">‘</text:span><text:span text:style-name="T28">)</text:span><text:span text:style-name="T22">;</text:span></text:p>
      <text:p text:style-name="P104"><text:span text:style-name="T23">lire(</text:span><text:span text:style-name="T41">a</text:span><text:span text:style-name="T42">ge</text:span><text:span text:style-name="T23">) ;</text:span></text:p>
      <text:p text:style-name="P63"/>
      <text:p text:style-name="P163"/>
      <text:p text:style-name="P104"><text:span text:style-name="T23">ecrire</text:span><text:span text:style-name="T24">(</text:span><text:span text:style-name="T41">‘</text:span><text:span text:style-name="T43">bonjour :’nom <text:s/>age</text:span><text:span text:style-name="T24">)</text:span><text:span text:style-name="T23"> ;</text:span></text:p>
      <text:p text:style-name="P63"/>
      <text:p text:style-name="P40"><text:span text:style-name="T46">F</text:span>in</text:p>
      <text:p text:style-name="P40"/>
      <text:p text:style-name="P174">Execice 3</text:p>
      <text:p text:style-name="P31"/>
      <text:p text:style-name="P105"><text:span text:style-name="T8"><text:s text:c="9"/></text:span></text:p>
      <text:p text:style-name="P129"/>
      <text:p text:style-name="P129">variable</text:p>
      <text:p text:style-name="P129"/>
      <text:p text:style-name="P76">n<text:span text:style-name="T54">om:string ;</text:span></text:p>
      <text:p text:style-name="P105"><text:span text:style-name="T42">p</text:span><text:span text:style-name="T44">renom</text:span><text:span text:style-name="T42">:</text:span><text:span text:style-name="T44">string ;</text:span></text:p>
      <text:p text:style-name="P165"/>
      <text:p text:style-name="P165"/>
      <text:p text:style-name="P64"/>
      <text:p text:style-name="P19">Debut</text:p>
      <text:p text:style-name="P19"/>
      <text:p text:style-name="P105"><text:span text:style-name="T22">ecrire (‘Entrer v</text:span><text:span text:style-name="T42">otre</text:span><text:span text:style-name="T22"> n</text:span><text:span text:style-name="T42">om</text:span><text:span text:style-name="T38">‘</text:span><text:span text:style-name="T28">)</text:span><text:span text:style-name="T22">;</text:span></text:p>
      <text:p text:style-name="P105"><text:span text:style-name="T23">lire(</text:span><text:span text:style-name="T41">n</text:span><text:span text:style-name="T42">om</text:span><text:span text:style-name="T23">) ;</text:span></text:p>
      <text:p text:style-name="P105"><text:span text:style-name="T22">ecrire (‘Entrer </text:span><text:span text:style-name="T42">votre</text:span><text:span text:style-name="T22"> p</text:span><text:span text:style-name="T44">renom</text:span><text:span text:style-name="T28">)</text:span><text:span text:style-name="T22">;</text:span></text:p>
      <text:p text:style-name="P105"><text:span text:style-name="T23">lire(</text:span><text:span text:style-name="T41">p</text:span><text:span text:style-name="T44">renom</text:span><text:span text:style-name="T23">) ;</text:span></text:p>
      <text:p text:style-name="P64"/>
      <text:p text:style-name="P164"><text:soft-page-break/></text:p>
      <text:p text:style-name="P105"><text:span text:style-name="T23">ecrire</text:span><text:span text:style-name="T24">(</text:span><text:span text:style-name="T41">‘</text:span><text:span text:style-name="T43">bonjour :’nom <text:s/>p</text:span><text:span text:style-name="T44">renom</text:span><text:span text:style-name="T24">)</text:span><text:span text:style-name="T23"> ;</text:span></text:p>
      <text:p text:style-name="P64"/>
      <text:p text:style-name="P41"><text:span text:style-name="T46">F</text:span>in</text:p>
      <text:p text:style-name="P40"><text:s/></text:p>
      <text:p text:style-name="P39"><text:s/></text:p>
      <text:p text:style-name="P39"/>
      <text:p text:style-name="P44"/>
      <text:p text:style-name="P44"/>
      <text:p text:style-name="P43"/>
      <text:p text:style-name="P43"/>
      <text:p text:style-name="P35"/>
      <text:p text:style-name="P35"/>
      <text:p text:style-name="P34"/>
      <text:p text:style-name="P33"/>
      <text:p text:style-name="P33"/>
      <text:p text:style-name="P4"/>
      <text:p text:style-name="P4"/>
      <text:p text:style-name="P45"/>
      <text:p text:style-name="P45"><text:s/></text:p>
      <text:p text:style-name="P1"><text:s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7T11:56:10.124310645</meta:creation-date>
    <dc:date>2020-03-18T10:39:46.284894989</dc:date>
    <meta:editing-duration>PT2H54M54S</meta:editing-duration>
    <meta:editing-cycles>44</meta:editing-cycles>
    <meta:generator>LibreOffice/6.3.4.2$Linux_X86_64 LibreOffice_project/30$Build-2</meta:generator>
    <meta:document-statistic meta:table-count="0" meta:image-count="0" meta:object-count="0" meta:page-count="8" meta:paragraph-count="218" meta:word-count="497" meta:character-count="2782" meta:non-whitespace-character-count="2373"/>
  </office:meta>
</office:document-meta>
</file>